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-color="#ffffff"/>
    </style:style>
    <style:style style:name="gr2" style:family="graphic" style:parent-style-name="standard">
      <style:graphic-properties svg:stroke-width="0.1cm" draw:fill="none" draw:fill-color="#ffffff"/>
    </style:style>
  </office:automatic-styles>
  <office:body>
    <office:drawing>
      <draw:page draw:name="page1" draw:style-name="dp1" draw:master-page-name="Default">
        <draw:g>
          <draw:glue-point draw:id="4" svg:x="-5cm" svg:y="-2.5cm"/>
          <draw:glue-point draw:id="5" svg:x="-5cm" svg:y="0cm"/>
          <draw:glue-point draw:id="6" svg:x="0cm" svg:y="-2.5cm"/>
          <draw:glue-point draw:id="7" svg:x="1.667cm" svg:y="-2.5cm"/>
          <draw:glue-point draw:id="8" svg:x="1.667cm" svg:y="-5cm"/>
          <draw:glue-point draw:id="9" svg:x="5cm" svg:y="0cm"/>
          <draw:glue-point draw:id="10" svg:x="1.667cm" svg:y="5cm"/>
          <draw:glue-point draw:id="11" svg:x="1.667cm" svg:y="2.5cm"/>
          <draw:glue-point draw:id="12" svg:x="-5cm" svg:y="2.5cm"/>
          <draw:glue-point draw:id="13" svg:x="-2.5cm" svg:y="-2.5cm"/>
          <draw:glue-point draw:id="14" svg:x="0.833cm" svg:y="-2.5cm"/>
          <draw:glue-point draw:id="15" svg:x="1.667cm" svg:y="-3.75cm"/>
          <draw:glue-point draw:id="16" svg:x="3.333cm" svg:y="-2.5cm"/>
          <draw:glue-point draw:id="17" svg:x="3.333cm" svg:y="2.5cm"/>
          <draw:glue-point draw:id="18" svg:x="1.667cm" svg:y="3.75cm"/>
          <draw:glue-point draw:id="19" svg:x="-1.667cm" svg:y="2.5cm"/>
          <draw:glue-point draw:id="20" svg:x="-5cm" svg:y="-2.5cm"/>
          <draw:glue-point draw:id="21" svg:x="0cm" svg:y="-2.5cm"/>
          <draw:glue-point draw:id="22" svg:x="1.667cm" svg:y="-2.5cm"/>
          <draw:glue-point draw:id="23" svg:x="1.667cm" svg:y="-5cm"/>
          <draw:glue-point draw:id="24" svg:x="5cm" svg:y="0cm"/>
          <draw:glue-point draw:id="25" svg:x="1.667cm" svg:y="5cm"/>
          <draw:glue-point draw:id="26" svg:x="1.667cm" svg:y="2.5cm"/>
          <draw:glue-point draw:id="27" svg:x="-5cm" svg:y="2.5cm"/>
          <draw:glue-point draw:id="28" svg:x="-2.5cm" svg:y="-2.5cm"/>
          <draw:glue-point draw:id="29" svg:x="0.833cm" svg:y="-2.5cm"/>
          <draw:glue-point draw:id="30" svg:x="1.667cm" svg:y="-3.75cm"/>
          <draw:glue-point draw:id="31" svg:x="3.333cm" svg:y="-2.5cm"/>
          <draw:glue-point draw:id="32" svg:x="3.333cm" svg:y="2.5cm"/>
          <draw:glue-point draw:id="33" svg:x="1.667cm" svg:y="3.75cm"/>
          <draw:glue-point draw:id="34" svg:x="-1.667cm" svg:y="2.5cm"/>
          <draw:glue-point draw:id="35" svg:x="0.376cm" svg:y="-0.323cm"/>
          <draw:polygon draw:style-name="gr1" draw:layer="layout" svg:width="3cm" svg:height="2cm" svg:x="0cm" svg:y="0cm" svg:viewBox="0 0 3001 2001" draw:points="0,500 1500,500 2000,500 2000,0 3001,1000 2000,2001 2000,1500 0,1500">
            <text:p/>
          </draw:polygon>
          <draw:polygon draw:style-name="gr2" draw:layer="layout" svg:width="3cm" svg:height="2cm" svg:x="0cm" svg:y="0cm" svg:viewBox="0 0 3001 2001" draw:points="0,500 1500,500 2000,500 2000,0 3001,1000 2000,2001 2000,1500 0,1500">
            <text:p/>
          </draw:polygon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Civil - Right Arrow</dc:title>
    <meta:creation-date>2011-02-07T17:04:31</meta:creation-date>
    <meta:editing-duration>P0D</meta:editing-duration>
    <meta:editing-cycles>1</meta:editing-cycles>
    <meta:document-statistic meta:object-count="3"/>
    <meta:generator>OpenOffice.org/3.3$Linux OpenOffice.org_project/330m20$Build-9567</meta:generator>
  </office:meta>
</office:document-meta>
</file>